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ho.mqtt.client as mqtt</text:p>
      <text:p text:style-name="Standard">import json</text:p>
      <text:p text:style-name="Standard">import time</text:p>
      <text:p text:style-name="Standard">import threading</text:p>
      <text:p text:style-name="Standard">import mraa</text:p>
      <text:p text:style-name="Standard">import os</text:p>
      <text:p text:style-name="Standard">import socket</text:p>
      <text:p text:style-name="Standard"/>
      <text:p text:style-name="Standard"># MQTT Configuration</text:p>
      <text:p text:style-name="Standard">ACCESS_TOKEN = 'oUWZoq8YVRa8qZYN8ZrN'</text:p>
      <text:p text:style-name="Standard">BROKER = "167.179.83.158"</text:p>
      <text:p text:style-name="Standard">PORT = 1884</text:p>
      <text:p text:style-name="Standard">PUBLISH_TOPIC = "v1/devices/harishkumar/relay"</text:p>
      <text:p text:style-name="Standard">SUBSCRIBE_TOPIC = "v1/devices/me/rpc/request/+"</text:p>
      <text:p text:style-name="Standard"/>
      <text:p text:style-name="Standard"># GPIO Configuration</text:p>
      <text:p text:style-name="Standard">TRIG_PIN = 12</text:p>
      <text:p text:style-name="Standard">ECHO_PIN = 13</text:p>
      <text:p text:style-name="Standard">RELAY_PIN_PATH = "/sys/class/gpio/PC23/value"</text:p>
      <text:p text:style-name="Standard">GPIO_EXPORT_PATH = "/sys/class/gpio/export"</text:p>
      <text:p text:style-name="Standard">GPIO_DIRECTION_PATH = "/sys/class/gpio/PC23/direction"</text:p>
      <text:p text:style-name="Standard">GPIO_NUMBER = 87</text:p>
      <text:p text:style-name="Standard"/>
      <text:p text:style-name="Standard"># Relay Control Distance</text:p>
      <text:p text:style-name="Standard">RELAY_ON_DISTANCE = 2</text:p>
      <text:p text:style-name="Standard"/>
      <text:p text:style-name="Standard"># Global variables</text:p>
      <text:p text:style-name="Standard">cloud_control = False</text:p>
      <text:p text:style-name="Standard">relay_state = 0</text:p>
      <text:p text:style-name="Standard"/>
      <text:p text:style-name="Standard"># Initialize MRAA</text:p>
      <text:p text:style-name="Standard">try:</text:p>
      <text:p text:style-name="Standard"><text:s text:c="4"/>mraa.init()</text:p>
      <text:p text:style-name="Standard"><text:s text:c="4"/>trigPin = mraa.Gpio(TRIG_PIN)</text:p>
      <text:p text:style-name="Standard"><text:s text:c="4"/>echoPin = mraa.Gpio(ECHO_PIN)</text:p>
      <text:p text:style-name="Standard"><text:s text:c="4"/>trigPin.dir(mraa.DIR_OUT)</text:p>
      <text:p text:style-name="Standard"><text:s text:c="4"/>echoPin.dir(mraa.DIR_IN)</text:p>
      <text:p text:style-name="Standard"><text:s text:c="4"/>USE_MRAA = True</text:p>
      <text:p text:style-name="Standard">except:</text:p>
      <text:p text:style-name="Standard"><text:s text:c="4"/>print("MRAA not available! Using file-based GPIO control.")</text:p>
      <text:p text:style-name="Standard"><text:s text:c="4"/>USE_MRAA = False</text:p>
      <text:p text:style-name="Standard"/>
      <text:p text:style-name="Standard"># Export GPIO</text:p>
      <text:p text:style-name="Standard">def export_gpio():</text:p>
      <text:p text:style-name="Standard"><text:s text:c="4"/>if not os.path.exists(RELAY_PIN_PATH):</text:p>
      <text:p text:style-name="Standard"><text:s text:c="8"/>try:</text:p>
      <text:p text:style-name="Standard"><text:s text:c="12"/>with open(GPIO_EXPORT_PATH, 'w') as f:</text:p>
      <text:p text:style-name="Standard"><text:s text:c="16"/>f.write(str(GPIO_NUMBER))</text:p>
      <text:p text:style-name="Standard"><text:s text:c="12"/>time.sleep(1)</text:p>
      <text:p text:style-name="Standard"><text:s text:c="12"/>with open(GPIO_DIRECTION_PATH, 'w') as f:</text:p>
      <text:p text:style-name="Standard"><text:s text:c="16"/>f.write("out")</text:p>
      <text:p text:style-name="Standard"><text:s text:c="8"/>except IOError as e:</text:p>
      <text:p text:style-name="Standard"><text:soft-page-break/><text:s text:c="12"/>print("Error exporting GPIO:", e)</text:p>
      <text:p text:style-name="Standard"/>
      <text:p text:style-name="Standard"># Set relay state</text:p>
      <text:p text:style-name="Standard">def set_relay_state(state):</text:p>
      <text:p text:style-name="Standard"><text:s text:c="4"/>global relay_state</text:p>
      <text:p text:style-name="Standard"><text:s text:c="4"/>relay_state = state</text:p>
      <text:p text:style-name="Standard"><text:s text:c="4"/>print("Relay {}".format("ON" if state else "OFF"))</text:p>
      <text:p text:style-name="Standard"><text:s text:c="4"/>try:</text:p>
      <text:p text:style-name="Standard"><text:s text:c="8"/>with open(RELAY_PIN_PATH, 'w') as f:</text:p>
      <text:p text:style-name="Standard"><text:s text:c="12"/>f.write("1" if state else "0")</text:p>
      <text:p text:style-name="Standard"><text:s text:c="4"/>except IOError as e:</text:p>
      <text:p text:style-name="Standard"><text:s text:c="8"/>print("Error setting relay state:", e)</text:p>
      <text:p text:style-name="Standard"/>
      <text:p text:style-name="Standard"># Measure distance</text:p>
      <text:p text:style-name="Standard">def measure_distance():</text:p>
      <text:p text:style-name="Standard"><text:s text:c="4"/>trigPin.write(0)</text:p>
      <text:p text:style-name="Standard"><text:s text:c="4"/>time.sleep(0.00001)</text:p>
      <text:p text:style-name="Standard"><text:s text:c="4"/>trigPin.write(1)</text:p>
      <text:p text:style-name="Standard"><text:s text:c="4"/>time.sleep(0.00001)</text:p>
      <text:p text:style-name="Standard"><text:s text:c="4"/>trigPin.write(0)</text:p>
      <text:p text:style-name="Standard"/>
      <text:p text:style-name="Standard"><text:s text:c="4"/>start_time = time.time()</text:p>
      <text:p text:style-name="Standard"><text:s text:c="4"/>timeout = start_time + 0.02</text:p>
      <text:p text:style-name="Standard"/>
      <text:p text:style-name="Standard"><text:s text:c="4"/>while echoPin.read() == 0:</text:p>
      <text:p text:style-name="Standard"><text:s text:c="8"/>start_time = time.time()</text:p>
      <text:p text:style-name="Standard"><text:s text:c="8"/>if start_time &gt; timeout:</text:p>
      <text:p text:style-name="Standard"><text:s text:c="12"/>return None</text:p>
      <text:p text:style-name="Standard"/>
      <text:p text:style-name="Standard"><text:s text:c="4"/>stop_time = time.time()</text:p>
      <text:p text:style-name="Standard"><text:s text:c="4"/>timeout = stop_time + 0.02</text:p>
      <text:p text:style-name="Standard"/>
      <text:p text:style-name="Standard"><text:s text:c="4"/>while echoPin.read() == 1:</text:p>
      <text:p text:style-name="Standard"><text:s text:c="8"/>stop_time = time.time()</text:p>
      <text:p text:style-name="Standard"><text:s text:c="8"/>if stop_time &gt; timeout:</text:p>
      <text:p text:style-name="Standard"><text:s text:c="12"/>return None</text:p>
      <text:p text:style-name="Standard"/>
      <text:p text:style-name="Standard"><text:s text:c="4"/>elapsed_time = stop_time - start_time</text:p>
      <text:p text:style-name="Standard"><text:s text:c="4"/>distance = (elapsed_time * 34300) / 2</text:p>
      <text:p text:style-name="Standard"><text:s text:c="4"/>print("Measured Distance: {:.2f} cm".format(distance))</text:p>
      <text:p text:style-name="Standard"><text:s text:c="4"/>return distance</text:p>
      <text:p text:style-name="Standard"/>
      <text:p text:style-name="Standard"># MQTT Callbacks</text:p>
      <text:p text:style-name="Standard">def on_connect(client, userdata, flags, rc):</text:p>
      <text:p text:style-name="Standard"><text:s text:c="4"/>if rc == 0:</text:p>
      <text:p text:style-name="Standard"><text:s text:c="8"/>print("Connected to MQTT broker")</text:p>
      <text:p text:style-name="Standard"><text:s text:c="8"/>client.subscribe(SUBSCRIBE_TOPIC)</text:p>
      <text:p text:style-name="Standard"><text:s text:c="4"/>else:</text:p>
      <text:p text:style-name="Standard"><text:s text:c="8"/>print("Failed to connect, return code", rc)</text:p>
      <text:p text:style-name="Standard"/>
      <text:p text:style-name="Standard">def on_disconnect(client, userdata, rc):</text:p>
      <text:p text:style-name="Standard"><text:s text:c="4"/>print("Disconnected from MQTT broker")</text:p>
      <text:p text:style-name="Standard"><text:soft-page-break/><text:s text:c="4"/>if rc != 0:</text:p>
      <text:p text:style-name="Standard"><text:s text:c="8"/>print("Reconnecting in 5 seconds...")</text:p>
      <text:p text:style-name="Standard"><text:s text:c="8"/>time.sleep(5)</text:p>
      <text:p text:style-name="Standard"><text:s text:c="8"/>client.reconnect()</text:p>
      <text:p text:style-name="Standard"/>
      <text:p text:style-name="Standard">def on_message(client, userdata, msg):</text:p>
      <text:p text:style-name="Standard"><text:s text:c="4"/>global cloud_control</text:p>
      <text:p text:style-name="Standard"><text:s text:c="4"/>try:</text:p>
      <text:p text:style-name="Standard"><text:s text:c="8"/>payload = json.loads(msg.payload.decode())</text:p>
      <text:p text:style-name="Standard"><text:s text:c="8"/>method = payload.get("method", "")</text:p>
      <text:p text:style-name="Standard"><text:s text:c="8"/>params = payload.get("params", "")</text:p>
      <text:p text:style-name="Standard"><text:s text:c="8"/>request_id = msg.topic.split("/")[-1]</text:p>
      <text:p text:style-name="Standard"><text:s text:c="8"/>response_topic = "v1/devices/me/rpc/response/{}".format(request_id)</text:p>
      <text:p text:style-name="Standard"/>
      <text:p text:style-name="Standard"><text:s text:c="8"/>if method == "setValue":</text:p>
      <text:p text:style-name="Standard"><text:s text:c="12"/>cloud_control = True</text:p>
      <text:p text:style-name="Standard"><text:s text:c="12"/>set_relay_state(bool(params))</text:p>
      <text:p text:style-name="Standard"><text:s text:c="12"/>client.publish(response_topic, json.dumps({"success": True}), qos=1)</text:p>
      <text:p text:style-name="Standard"/>
      <text:p text:style-name="Standard"><text:s text:c="8"/>elif method == "autoControl":</text:p>
      <text:p text:style-name="Standard"><text:s text:c="12"/>cloud_control = False</text:p>
      <text:p text:style-name="Standard"><text:s text:c="12"/>set_relay_state(0)</text:p>
      <text:p text:style-name="Standard"/>
      <text:p text:style-name="Standard"><text:s text:c="4"/>except ValueError as e:</text:p>
      <text:p text:style-name="Standard"><text:s text:c="8"/>print("Error decoding JSON message:", e)</text:p>
      <text:p text:style-name="Standard"/>
      <text:p text:style-name="Standard"># Publish telemetry</text:p>
      <text:p text:style-name="Standard">def publish_telemetry():</text:p>
      <text:p text:style-name="Standard"><text:s text:c="4"/>while True:</text:p>
      <text:p text:style-name="Standard"><text:s text:c="8"/>mqtt_client.publish(PUBLISH_TOPIC, json.dumps({"message": "hello"}), qos=1)</text:p>
      <text:p text:style-name="Standard"><text:s text:c="8"/>time.sleep(5)</text:p>
      <text:p text:style-name="Standard"/>
      <text:p text:style-name="Standard"># Auto control based on distance</text:p>
      <text:p text:style-name="Standard">def auto_control():</text:p>
      <text:p text:style-name="Standard"><text:s text:c="4"/>while True:</text:p>
      <text:p text:style-name="Standard"><text:s text:c="8"/>distance = measure_distance()</text:p>
      <text:p text:style-name="Standard"><text:s text:c="8"/>if distance is not None:</text:p>
      <text:p text:style-name="Standard"><text:s text:c="12"/>mqtt_client.publish("v1/devices/me/telemetry", json.dumps({"distance": distance}))</text:p>
      <text:p text:style-name="Standard"/>
      <text:p text:style-name="Standard"><text:s text:c="12"/>if not cloud_control:</text:p>
      <text:p text:style-name="Standard"><text:s text:c="16"/>if distance &lt;= RELAY_ON_DISTANCE:</text:p>
      <text:p text:style-name="Standard"><text:s text:c="20"/>print("Object detected! Relay ON")</text:p>
      <text:p text:style-name="Standard"><text:s text:c="20"/>set_relay_state(1)</text:p>
      <text:p text:style-name="Standard"><text:s text:c="16"/>else:</text:p>
      <text:p text:style-name="Standard"><text:s text:c="20"/>print("No object detected! Relay OFF")</text:p>
      <text:p text:style-name="Standard"><text:s text:c="20"/>set_relay_state(0)</text:p>
      <text:p text:style-name="Standard"><text:s text:c="8"/>time.sleep(0.3)</text:p>
      <text:p text:style-name="Standard"/>
      <text:p text:style-name="Standard"># Initialize MQTT client</text:p>
      <text:p text:style-name="Standard">mqtt_client = mqtt.Client("MQTTSubscriber", transport="tcp")</text:p>
      <text:p text:style-name="Standard"/>
      <text:p text:style-name="Standard">mqtt_client.on_connect = on_connect</text:p>
      <text:p text:style-name="Standard"><text:soft-page-break/>mqtt_client.on_disconnect = on_disconnect</text:p>
      <text:p text:style-name="Standard">mqtt_client.on_message = on_message</text:p>
      <text:p text:style-name="Standard"/>
      <text:p text:style-name="Standard">mqtt_client.username_pw_set(ACCESS_TOKEN)</text:p>
      <text:p text:style-name="Standard"/>
      <text:p text:style-name="Standard"># Set the bind address to your board's IP</text:p>
      <text:p text:style-name="Standard">mqtt_client.bind_address = "10.42.0.179" <text:s/># Your rugged board IP address</text:p>
      <text:p text:style-name="Standard"/>
      <text:p text:style-name="Standard"># Connect to the MQTT broker</text:p>
      <text:p text:style-name="Standard">mqtt_client.connect(BROKER, PORT, keepalive=60)</text:p>
      <text:p text:style-name="Standard"/>
      <text:p text:style-name="Standard"># Run threads for telemetry and auto control</text:p>
      <text:p text:style-name="Standard">threading.Thread(target=publish_telemetry, daemon=True).start()</text:p>
      <text:p text:style-name="Standard">threading.Thread(target=auto_control, daemon=True).start()</text:p>
      <text:p text:style-name="Standard"/>
      <text:p text:style-name="Standard"># Keep the MQTT loop running</text:p>
      <text:p text:style-name="Standard">mqtt_client.loop_forever(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3T14:30:28.266869479</meta:creation-date>
    <dc:date>2025-03-13T14:31:31.069869414</dc:date>
    <meta:editing-duration>PT1M3S</meta:editing-duration>
    <meta:editing-cycles>1</meta:editing-cycles>
    <meta:document-statistic meta:table-count="0" meta:image-count="0" meta:object-count="0" meta:page-count="4" meta:paragraph-count="144" meta:word-count="447" meta:character-count="4615" meta:non-whitespace-character-count="3631"/>
    <meta:generator>LibreOffice/6.4.7.2$Linux_X86_64 LibreOffice_project/40$Build-2</meta:generator>
  </office:meta>
</office:document-meta>
</file>